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6.87232208" calcext:value-type="float">
            <text:p>36,87232208</text:p>
          </table:table-cell>
          <table:table-cell office:value-type="float" office:value="2.18440515E-026" calcext:value-type="float">
            <text:p>2,18E-026</text:p>
          </table:table-cell>
          <table:table-cell office:value-type="float" office:value="3.595796824" calcext:value-type="float">
            <text:p>3,595796824</text:p>
          </table:table-cell>
          <table:table-cell table:style-name="ce2" table:formula="of:=([.E3]-[.E2])/[.E2]" office:value-type="float" office:value="0.00241626915135768" calcext:value-type="float">
            <text:p>0,00241626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037" calcext:value-type="float">
            <text:p>34037</text:p>
          </table:table-cell>
          <table:table-cell office:value-type="float" office:value="42.35492706" calcext:value-type="float">
            <text:p>42,35492706</text:p>
          </table:table-cell>
          <table:table-cell office:value-type="float" office:value="3.5419974E-020" calcext:value-type="float">
            <text:p>3,54E-020</text:p>
          </table:table-cell>
          <table:table-cell office:value-type="float" office:value="2.675351143" calcext:value-type="float">
            <text:p>2,67535114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037" calcext:value-type="float">
            <text:p>34037</text:p>
          </table:table-cell>
          <table:table-cell office:value-type="float" office:value="62.00351715" calcext:value-type="float">
            <text:p>62,00351715</text:p>
          </table:table-cell>
          <table:table-cell office:value-type="float" office:value="3.210721258E-020" calcext:value-type="float">
            <text:p>3,21E-020</text:p>
          </table:table-cell>
          <table:table-cell office:value-type="float" office:value="2.672904015" calcext:value-type="float">
            <text:p>2,672904015</text:p>
          </table:table-cell>
          <table:table-cell table:formula="of:=([.E5]-[.E4])/[.E4]" office:value-type="float" office:value="-0.000914694135161448" calcext:value-type="float">
            <text:p>-0,00091469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604" calcext:value-type="float">
            <text:p>34604</text:p>
          </table:table-cell>
          <table:table-cell office:value-type="float" office:value="69.88742065" calcext:value-type="float">
            <text:p>69,88742065</text:p>
          </table:table-cell>
          <table:table-cell office:value-type="float" office:value="6.52182613E-017" calcext:value-type="float">
            <text:p>6,52E-017</text:p>
          </table:table-cell>
          <table:table-cell office:value-type="float" office:value="2.217475414" calcext:value-type="float">
            <text:p>2,21747541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604" calcext:value-type="float">
            <text:p>34604</text:p>
          </table:table-cell>
          <table:table-cell office:value-type="float" office:value="74.21443176" calcext:value-type="float">
            <text:p>74,21443176</text:p>
          </table:table-cell>
          <table:table-cell office:value-type="float" office:value="2.603583238E-017" calcext:value-type="float">
            <text:p>2,60E-017</text:p>
          </table:table-cell>
          <table:table-cell office:value-type="float" office:value="2.218819857" calcext:value-type="float">
            <text:p>2,218819857</text:p>
          </table:table-cell>
          <table:table-cell table:style-name="ce3" table:formula="of:=([.E7]-[.E6])/[.E6]" office:value-type="float" office:value="0.000606294433531091" calcext:value-type="float">
            <text:p>0,00060629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990" calcext:value-type="float">
            <text:p>34990</text:p>
          </table:table-cell>
          <table:table-cell office:value-type="float" office:value="101.5085754" calcext:value-type="float">
            <text:p>101,5085754</text:p>
          </table:table-cell>
          <table:table-cell office:value-type="float" office:value="4.935389086E-015" calcext:value-type="float">
            <text:p>4,94E-015</text:p>
          </table:table-cell>
          <table:table-cell office:value-type="float" office:value="1.917044759" calcext:value-type="float">
            <text:p>1,91704475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990" calcext:value-type="float">
            <text:p>34990</text:p>
          </table:table-cell>
          <table:table-cell office:value-type="float" office:value="108.9991302" calcext:value-type="float">
            <text:p>108,9991302</text:p>
          </table:table-cell>
          <table:table-cell office:value-type="float" office:value="1.248306018E-015" calcext:value-type="float">
            <text:p>1,25E-015</text:p>
          </table:table-cell>
          <table:table-cell office:value-type="float" office:value="1.917166948" calcext:value-type="float">
            <text:p>1,917166948</text:p>
          </table:table-cell>
          <table:table-cell table:style-name="ce3" table:formula="of:=([.E9]-[.E8])/[.E8]" office:value-type="float" office:value="0.0000637382092549631" calcext:value-type="float">
            <text:p>6,3738209254963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333" calcext:value-type="float">
            <text:p>35333</text:p>
          </table:table-cell>
          <table:table-cell office:value-type="float" office:value="108.8207169" calcext:value-type="float">
            <text:p>108,8207169</text:p>
          </table:table-cell>
          <table:table-cell office:value-type="float" office:value="0.00000000000006117521312" calcext:value-type="float">
            <text:p>6,12E-014</text:p>
          </table:table-cell>
          <table:table-cell office:value-type="float" office:value="1.700034499" calcext:value-type="float">
            <text:p>1,70003449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333" calcext:value-type="float">
            <text:p>35333</text:p>
          </table:table-cell>
          <table:table-cell office:value-type="float" office:value="116.8220215" calcext:value-type="float">
            <text:p>116,8220215</text:p>
          </table:table-cell>
          <table:table-cell office:value-type="float" office:value="0.0000000000003571841716" calcext:value-type="float">
            <text:p>3,57E-013</text:p>
          </table:table-cell>
          <table:table-cell office:value-type="float" office:value="1.701434016" calcext:value-type="float">
            <text:p>1,701434016</text:p>
          </table:table-cell>
          <table:table-cell table:style-name="ce3" table:formula="of:=([.E11]-[.E10])/[.E10]" office:value-type="float" office:value="0.000823228587903998" calcext:value-type="float">
            <text:p>0,00082322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598" calcext:value-type="float">
            <text:p>35598</text:p>
          </table:table-cell>
          <table:table-cell office:value-type="float" office:value="176.5577393" calcext:value-type="float">
            <text:p>176,5577393</text:p>
          </table:table-cell>
          <table:table-cell office:value-type="float" office:value="0.000000000004810235977" calcext:value-type="float">
            <text:p>4,81E-012</text:p>
          </table:table-cell>
          <table:table-cell office:value-type="float" office:value="1.539318442" calcext:value-type="float">
            <text:p>1,5393184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598" calcext:value-type="float">
            <text:p>35598</text:p>
          </table:table-cell>
          <table:table-cell office:value-type="float" office:value="234.5171814" calcext:value-type="float">
            <text:p>234,5171814</text:p>
          </table:table-cell>
          <table:table-cell office:value-type="float" office:value="0.00000000000249333258" calcext:value-type="float">
            <text:p>2,49E-012</text:p>
          </table:table-cell>
          <table:table-cell office:value-type="float" office:value="1.541734934" calcext:value-type="float">
            <text:p>1,541734934</text:p>
          </table:table-cell>
          <table:table-cell table:formula="of:=([.E13]-[.E12])/[.E12]" office:value-type="float" office:value="0.00156984541604033" calcext:value-type="float">
            <text:p>0,00156984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076" calcext:value-type="float">
            <text:p>36076</text:p>
          </table:table-cell>
          <table:table-cell office:value-type="float" office:value="352.6121521" calcext:value-type="float">
            <text:p>352,6121521</text:p>
          </table:table-cell>
          <table:table-cell office:value-type="float" office:value="0.00000000002685662977" calcext:value-type="float">
            <text:p>2,69E-011</text:p>
          </table:table-cell>
          <table:table-cell office:value-type="float" office:value="1.404008508" calcext:value-type="float">
            <text:p>1,40400850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076" calcext:value-type="float">
            <text:p>36076</text:p>
          </table:table-cell>
          <table:table-cell office:value-type="float" office:value="468.4872742" calcext:value-type="float">
            <text:p>468,4872742</text:p>
          </table:table-cell>
          <table:table-cell office:value-type="float" office:value="0.00000000002599238533" calcext:value-type="float">
            <text:p>2,60E-011</text:p>
          </table:table-cell>
          <table:table-cell office:value-type="float" office:value="1.410284996" calcext:value-type="float">
            <text:p>1,410284996</text:p>
          </table:table-cell>
          <table:table-cell table:formula="of:=([.E15]-[.E14])/[.E14]" office:value-type="float" office:value="0.00447040595853721" calcext:value-type="float">
            <text:p>0,0044704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387" calcext:value-type="float">
            <text:p>36387</text:p>
          </table:table-cell>
          <table:table-cell office:value-type="float" office:value="468.4310303" calcext:value-type="float">
            <text:p>468,4310303</text:p>
          </table:table-cell>
          <table:table-cell office:value-type="float" office:value="0.000000000309935605" calcext:value-type="float">
            <text:p>3,10E-010</text:p>
          </table:table-cell>
          <table:table-cell office:value-type="float" office:value="1.300472498" calcext:value-type="float">
            <text:p>1,30047249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387" calcext:value-type="float">
            <text:p>36387</text:p>
          </table:table-cell>
          <table:table-cell office:value-type="float" office:value="438.9647217" calcext:value-type="float">
            <text:p>438,9647217</text:p>
          </table:table-cell>
          <table:table-cell office:value-type="float" office:value="0.0000000003804877247" calcext:value-type="float">
            <text:p>3,80E-010</text:p>
          </table:table-cell>
          <table:table-cell office:value-type="float" office:value="1.305506587" calcext:value-type="float">
            <text:p>1,305506587</text:p>
          </table:table-cell>
          <table:table-cell table:formula="of:=([.E17]-[.E16])/[.E16]" office:value-type="float" office:value="0.0038709692113766" calcext:value-type="float">
            <text:p>0,00387096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03" calcext:value-type="float">
            <text:p>36703</text:p>
          </table:table-cell>
          <table:table-cell office:value-type="float" office:value="436.3173523" calcext:value-type="float">
            <text:p>436,3173523</text:p>
          </table:table-cell>
          <table:table-cell office:value-type="float" office:value="0.0000000005713872153" calcext:value-type="float">
            <text:p>5,71E-010</text:p>
          </table:table-cell>
          <table:table-cell office:value-type="float" office:value="1.220329046" calcext:value-type="float">
            <text:p>1,22032904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03" calcext:value-type="float">
            <text:p>36703</text:p>
          </table:table-cell>
          <table:table-cell office:value-type="float" office:value="433.3188782" calcext:value-type="float">
            <text:p>433,3188782</text:p>
          </table:table-cell>
          <table:table-cell office:value-type="float" office:value="0.000000002399428434" calcext:value-type="float">
            <text:p>2,40E-009</text:p>
          </table:table-cell>
          <table:table-cell office:value-type="float" office:value="1.224743128" calcext:value-type="float">
            <text:p>1,224743128</text:p>
          </table:table-cell>
          <table:table-cell table:style-name="ce3" table:formula="of:=([.E19]-[.E18])/[.E18]" office:value-type="float" office:value="0.00361712442596408" calcext:value-type="float">
            <text:p>0,00361712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020" calcext:value-type="float">
            <text:p>37020</text:p>
          </table:table-cell>
          <table:table-cell office:value-type="float" office:value="433.0533752" calcext:value-type="float">
            <text:p>433,0533752</text:p>
          </table:table-cell>
          <table:table-cell office:value-type="float" office:value="0.000000008494603243" calcext:value-type="float">
            <text:p>8,49E-009</text:p>
          </table:table-cell>
          <table:table-cell office:value-type="float" office:value="1.145740151" calcext:value-type="float">
            <text:p>1,14574015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020" calcext:value-type="float">
            <text:p>37020</text:p>
          </table:table-cell>
          <table:table-cell office:value-type="float" office:value="462.2830505" calcext:value-type="float">
            <text:p>462,2830505</text:p>
          </table:table-cell>
          <table:table-cell office:value-type="float" office:value="0.000000007487612308" calcext:value-type="float">
            <text:p>7,49E-009</text:p>
          </table:table-cell>
          <table:table-cell office:value-type="float" office:value="1.15120554" calcext:value-type="float">
            <text:p>1,15120554</text:p>
          </table:table-cell>
          <table:table-cell table:style-name="ce3" table:formula="of:=([.E21]-[.E20])/[.E20]" office:value-type="float" office:value="0.00477018196074377" calcext:value-type="float">
            <text:p>0,00477018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7550" calcext:value-type="float">
            <text:p>37550</text:p>
          </table:table-cell>
          <table:table-cell office:value-type="float" office:value="717.3898926" calcext:value-type="float">
            <text:p>717,3898926</text:p>
          </table:table-cell>
          <table:table-cell office:value-type="float" office:value="0.00000002170667202" calcext:value-type="float">
            <text:p>2,17E-008</text:p>
          </table:table-cell>
          <table:table-cell office:value-type="float" office:value="1.074869514" calcext:value-type="float">
            <text:p>1,07486951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12933632195483" calcext:value-type="float">
            <text:p>0,0021293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08:43:15.856091848</dc:date>
    <meta:document-statistic meta:table-count="1" meta:cell-count="121" meta:object-count="0"/>
    <meta:generator>LibreOffice/4.1.5.3$Linux_X86_64 LibreOffice_project/410m0$Build-3</meta:generator>
  </office:meta>
</office:document-meta>
</file>